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text-properties style:font-name="Times-Roman" style:font-name-complex="Times-Roman1" style:font-size-complex="12pt"/>
    </style:style>
    <style:style style:name="P2" style:family="paragraph" style:parent-style-name="Standard">
      <style:paragraph-properties fo:margin-top="0mm" fo:margin-bottom="0mm"/>
    </style:style>
    <style:style style:name="P3" style:family="paragraph" style:parent-style-name="Standard">
      <style:paragraph-properties fo:margin-top="0mm" fo:margin-bottom="0mm" fo:text-align="center" style:justify-single-word="false"/>
    </style:style>
    <style:style style:name="P4" style:family="paragraph" style:parent-style-name="Standard">
      <style:paragraph-properties fo:margin-top="0mm" fo:margin-bottom="0mm" fo:line-height="100%"/>
    </style:style>
    <style:style style:name="P5" style:family="paragraph" style:parent-style-name="Standard">
      <style:paragraph-properties fo:margin-top="0mm" fo:margin-bottom="0mm" fo:line-height="100%" fo:text-align="center" style:justify-single-word="false"/>
    </style:style>
    <style:style style:name="P6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1" style:font-size-complex="12pt"/>
    </style:style>
    <style:style style:name="P7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8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1" style:font-size-complex="12pt"/>
    </style:style>
    <style:style style:name="P9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10" style:family="paragraph" style:parent-style-name="Standard" style:master-page-name="Standard">
      <style:paragraph-properties fo:margin-top="0mm" fo:margin-bottom="0mm" fo:text-align="center" style:justify-single-word="false" style:page-number="auto"/>
    </style:style>
    <style:style style:name="P11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Roman" fo:language="en" fo:country="SG" style:font-name-complex="Times-Roman1" style:font-size-complex="12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style:font-size-complex="12pt"/>
    </style:style>
    <style:style style:name="T3" style:family="text">
      <style:text-properties style:font-name="Times-Roman" style:font-name-complex="Times-Roman1" style:font-size-complex="12pt"/>
    </style:style>
    <style:style style:name="T4" style:family="text">
      <style:text-properties style:font-name="Times-Roman" fo:language="en" fo:country="SG" style:font-name-complex="Times-Roman1" style:font-size-complex="12pt"/>
    </style:style>
    <style:style style:name="T5" style:family="text"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1" style:font-size-complex="12pt"/>
    </style:style>
    <style:style style:name="T6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7" style:family="text">
      <style:text-properties style:font-name="Calibri" style:font-name-asian="Arial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«Company»</text:span></text:p>
      <text:p text:style-name="P3"><text:span text:style-name="T2">(UEN: «UEN»)</text:span></text:p>
      <text:p text:style-name="P5"><text:span text:style-name="T4">«CBlock», «CStreet_Name», #«CLevel»-«CUnit»</text:span></text:p>
      <text:p text:style-name="P5"><text:span text:style-name="T4">Singapore («CPostal»)</text:span></text:p>
      <text:p text:style-name="P6"/>
      <text:p text:style-name="P4"><text:span text:style-name="T4">Inland Revenue Authority of Singapore</text:span></text:p>
      <text:p text:style-name="P4"><text:span text:style-name="T4">55 Newton Road</text:span></text:p>
      <text:p text:style-name="P4"><text:span text:style-name="T4">Revenue House</text:span></text:p>
      <text:p text:style-name="P4"><text:span text:style-name="T4">Singapore 307987</text:span></text:p>
      <text:p text:style-name="P6"/>
      <text:p text:style-name="P6"/>
      <text:p text:style-name="P6"/>
      <text:p text:style-name="P4"><text:span text:style-name="T4">Dear Sir,</text:span></text:p>
      <text:p text:style-name="P6"/>
      <text:p text:style-name="P6"/>
      <text:p text:style-name="P4"><text:span text:style-name="T5">TAX RETURN - YA’2016</text:span></text:p>
      <text:p text:style-name="P6"/>
      <text:p text:style-name="P4"><text:span text:style-name="T4"><text:s/>Please be informed that company did not commence business since incorporation.</text:span></text:p>
      <text:p text:style-name="P6"/>
      <text:p text:style-name="P4"><text:span text:style-name="T4">Please find attached tax return – YA’2016 for our company.</text:span></text:p>
      <text:p text:style-name="P6"/>
      <text:p text:style-name="P4"><text:span text:style-name="T4">In the meantime, please be informed that we had filed our company strike-off with ACRA.</text:span></text:p>
      <text:p text:style-name="P6"/>
      <text:p text:style-name="P6"/>
      <text:p text:style-name="P6"/>
      <text:p text:style-name="P4"><text:span text:style-name="T4">Yours faithfully,</text:span></text:p>
      <text:p text:style-name="P11"/>
      <text:p text:style-name="P11"/>
      <text:p text:style-name="P11"/>
      <text:p text:style-name="P8"/>
      <text:p text:style-name="P7"/>
      <text:p text:style-name="P2"><text:span text:style-name="T7">______________________<text:tab/><text:tab/><text:tab/><text:tab/></text:span></text:p>
      <text:p text:style-name="P2"><text:span text:style-name="T7">«D1Name»<text:tab/><text:tab/><text:tab/></text:span></text:p>
      <text:p text:style-name="P2"><text:span text:style-name="T7">Director<text:tab/><text:tab/><text:tab/><text:tab/><text:tab/><text:tab/></text:span></text:p>
      <text:p text:style-name="P9"/>
      <text:p text:style-name="P9"/>
      <text:p text:style-name="P9"/>
      <text:p text:style-name="P1"/>
      <text:p text:style-name="Standard"><text:span text:style-name="T3">Dated this </text:span><text:span text:style-name="T6">«FY_DD»-«FYMM»-«FYYYYY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6</meta:editing-cycles>
    <meta:print-date>2014-12-29T01:35:00</meta:print-date>
    <meta:creation-date>2015-06-27T05:45:00</meta:creation-date>
    <dc:date>2015-06-27T13:15:00</dc:date>
    <meta:editing-duration>PT1S</meta:editing-duration>
    <meta:generator>LibreOffice/3.5$Linux_X86_64 LibreOffice_project/350m1$Build-2</meta:generator>
    <meta:document-statistic meta:table-count="0" meta:image-count="0" meta:object-count="0" meta:page-count="1" meta:paragraph-count="18" meta:word-count="70" meta:character-count="520" meta:non-whitespace-character-count="4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